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3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8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9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3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3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3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8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9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9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470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476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2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52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53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36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539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53"/>
        <table:table-column table:style-name="co2" table:default-cell-style-name="ce253"/>
        <table:table-column table:style-name="co3" table:default-cell-style-name="ce253"/>
        <table:table-column table:style-name="co4" table:default-cell-style-name="ce253"/>
        <table:table-column table:style-name="co3" table:default-cell-style-name="ce253"/>
        <table:table-column table:style-name="co5" table:default-cell-style-name="ce253"/>
        <table:table-column table:style-name="co3" table:default-cell-style-name="ce253"/>
        <table:table-column table:style-name="co6" table:default-cell-style-name="ce253"/>
        <table:table-column table:style-name="co7" table:default-cell-style-name="ce253"/>
        <table:table-column table:style-name="co5" table:default-cell-style-name="ce253"/>
        <table:table-column table:style-name="co8" table:default-cell-style-name="ce253"/>
        <table:table-column table:style-name="co5" table:default-cell-style-name="ce253"/>
        <table:table-column table:style-name="co9" table:default-cell-style-name="ce253"/>
        <table:table-column table:style-name="co5" table:default-cell-style-name="ce253"/>
        <table:table-column table:style-name="co10" table:default-cell-style-name="ce253"/>
        <table:table-column table:style-name="co5" table:number-columns-repeated="1009" table:default-cell-style-name="ce253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139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153" office:value-type="string" calcext:value-type="string">
            <text:p>L1_p3desc</text:p>
          </table:table-cell>
          <table:table-cell table:style-name="ce153" office:value-type="string" calcext:value-type="string">
            <text:p>L1_p3word</text:p>
          </table:table-cell>
          <table:table-cell table:style-name="ce180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253"/>
        <table:table-column table:style-name="co11" table:default-cell-style-name="ce253"/>
        <table:table-column table:style-name="co5" table:default-cell-style-name="ce253"/>
        <table:table-column table:style-name="co12" table:default-cell-style-name="ce253"/>
        <table:table-column table:style-name="co13" table:default-cell-style-name="ce253"/>
        <table:table-column table:style-name="co14" table:number-columns-repeated="2" table:default-cell-style-name="ce253"/>
        <table:table-column table:style-name="co15" table:number-columns-repeated="6" table:default-cell-style-name="ce253"/>
        <table:table-column table:style-name="co16" table:default-cell-style-name="ce253"/>
        <table:table-column table:style-name="co5" table:number-columns-repeated="1009" table:default-cell-style-name="ce253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1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5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8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9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2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3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1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3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6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2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2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7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0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0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1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6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6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53"/>
        <table:table-column table:style-name="co11" table:default-cell-style-name="ce253"/>
        <table:table-column table:style-name="co5" table:default-cell-style-name="ce253"/>
        <table:table-column table:style-name="co12" table:default-cell-style-name="ce253"/>
        <table:table-column table:style-name="co13" table:default-cell-style-name="ce253"/>
        <table:table-column table:style-name="co14" table:default-cell-style-name="ce253"/>
        <table:table-column table:style-name="co17" table:default-cell-style-name="ce253"/>
        <table:table-column table:style-name="co18" table:default-cell-style-name="ce253"/>
        <table:table-column table:style-name="co19" table:number-columns-repeated="5" table:default-cell-style-name="ce253"/>
        <table:table-column table:style-name="co16" table:default-cell-style-name="ce253"/>
        <table:table-column table:style-name="co5" table:number-columns-repeated="1009" table:default-cell-style-name="ce253"/>
        <table:table-row table:style-name="ro1">
          <table:table-cell table:style-name="ce172" office:value-type="string" calcext:value-type="string">
            <text:p>L1_level</text:p>
          </table:table-cell>
          <table:table-cell table:style-name="ce172" office:value-type="string" calcext:value-type="string">
            <text:p>L1_title</text:p>
          </table:table-cell>
          <table:table-cell table:style-name="ce172" office:value-type="string" calcext:value-type="string">
            <text:p>L1_ident</text:p>
          </table:table-cell>
          <table:table-cell table:style-name="ce172" office:value-type="string" calcext:value-type="string">
            <text:p>L1_type</text:p>
          </table:table-cell>
          <table:table-cell table:style-name="ce172" office:value-type="string" calcext:value-type="string">
            <text:p>L1_single</text:p>
          </table:table-cell>
          <table:table-cell table:style-name="ce172" office:value-type="string" calcext:value-type="string">
            <text:p>L1_word</text:p>
          </table:table-cell>
          <table:table-cell table:style-name="ce172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72" office:value-type="string" calcext:value-type="string">
            <text:p>L1_p1desc</text:p>
          </table:table-cell>
          <table:table-cell table:style-name="ce172" office:value-type="string" calcext:value-type="string">
            <text:p>L1_p1word</text:p>
          </table:table-cell>
          <table:table-cell table:style-name="ce172" office:value-type="string" calcext:value-type="string">
            <text:p>L1_p2desc</text:p>
          </table:table-cell>
          <table:table-cell table:style-name="ce172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476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494"/>
          <table:table-cell table:style-name="ce439" table:content-validation-name="val6" office:value-type="string" calcext:value-type="string">
            <text:p>Пре</text:p>
          </table:table-cell>
          <table:table-cell table:style-name="ce494"/>
          <table:table-cell table:style-name="ce450" table:content-validation-name="val6" office:value-type="string" calcext:value-type="string">
            <text:p>Тво</text:p>
          </table:table-cell>
          <table:table-cell table:style-name="ce494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476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476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476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470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331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476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33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384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384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393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395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396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402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96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402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96" office:value-type="string" calcext:value-type="string">
            <text:p>A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403" office:value-type="string" calcext:value-type="string">
            <text:p>A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A11:'falshCardA2-2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A14:'falshCardA2-2'.A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2:'falshCardA2-2'.A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0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8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</calcext:conditional-formats>
      </table:table>
      <table:table table:name="Liczebniki" table:style-name="ta1">
        <table:table-column table:style-name="co20" table:default-cell-style-name="ce253"/>
        <table:table-column table:style-name="co5" table:number-columns-repeated="1023" table:default-cell-style-name="ce253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531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533" office:value-type="string" calcext:value-type="string">
            <text:p>L1_p3desc</text:p>
          </table:table-cell>
          <table:table-cell table:style-name="ce533" office:value-type="string" calcext:value-type="string">
            <text:p>L1_p3word</text:p>
          </table:table-cell>
          <table:table-cell table:style-name="ce534" office:value-type="string" calcext:value-type="string">
            <text:p>L1_example</text:p>
          </table:table-cell>
          <table:table-cell table:style-name="ce418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527" table:content-validation-name="val1" office:value-type="string" calcext:value-type="string">
            <text:p>Ogólne </text:p>
          </table:table-cell>
          <table:table-cell table:style-name="ce528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535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536" office:value-type="string" calcext:value-type="string">
            <text:p>Есть</text:p>
          </table:table-cell>
          <table:table-cell table:style-name="ce536" office:value-type="string" calcext:value-type="string">
            <text:p>Часть речи</text:p>
          </table:table-cell>
          <table:table-cell table:style-name="ce536" office:value-type="string" calcext:value-type="string">
            <text:p>Pl</text:p>
          </table:table-cell>
          <table:table-cell table:style-name="ce536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Dumny</text:p>
          </table:table-cell>
          <table:table-cell table:style-name="ce539" office:value-type="string" calcext:value-type="string">
            <text:p>Гордый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Przezioczysty</text:p>
          </table:table-cell>
          <table:table-cell table:style-name="ce539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Opętany</text:p>
          </table:table-cell>
          <table:table-cell table:style-name="ce539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Stracony</text:p>
          </table:table-cell>
          <table:table-cell table:style-name="ce539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miotnik</text:p>
          </table:table-cell>
          <table:table-cell table:style-name="ce539" office:value-type="string" calcext:value-type="string">
            <text:p>Zeszly</text:p>
          </table:table-cell>
          <table:table-cell table:style-name="ce539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Błąd</text:p>
          </table:table-cell>
          <table:table-cell table:style-name="ce539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Zachowanie</text:p>
          </table:table-cell>
          <table:table-cell table:style-name="ce539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Opinie</text:p>
          </table:table-cell>
          <table:table-cell table:style-name="ce539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Opętanie</text:p>
          </table:table-cell>
          <table:table-cell table:style-name="ce539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Bezczelność</text:p>
          </table:table-cell>
          <table:table-cell table:style-name="ce539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Czyn</text:p>
          </table:table-cell>
          <table:table-cell table:style-name="ce539" office:value-type="string" calcext:value-type="string">
            <text:p>Действ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Kłamstwo</text:p>
          </table:table-cell>
          <table:table-cell table:style-name="ce539" office:value-type="string" calcext:value-type="string">
            <text:p>Врань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Rodzina</text:p>
          </table:table-cell>
          <table:table-cell table:style-name="ce539" office:value-type="string" calcext:value-type="string">
            <text:p>Семья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Rodzice</text:p>
          </table:table-cell>
          <table:table-cell table:style-name="ce539" office:value-type="string" calcext:value-type="string">
            <text:p>Родители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Rodzeństwo</text:p>
          </table:table-cell>
          <table:table-cell table:style-name="ce539" office:value-type="string" calcext:value-type="string">
            <text:p>Братья сестры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Klisza</text:p>
          </table:table-cell>
          <table:table-cell table:style-name="ce539" office:value-type="string" calcext:value-type="string">
            <text:p>Фотопленка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Skutek</text:p>
          </table:table-cell>
          <table:table-cell table:style-name="ce539" office:value-type="string" calcext:value-type="string">
            <text:p>Эффект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Warunek</text:p>
          </table:table-cell>
          <table:table-cell table:style-name="ce539" office:value-type="string" calcext:value-type="string">
            <text:p>Услов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Przebieg</text:p>
          </table:table-cell>
          <table:table-cell table:style-name="ce539" office:value-type="string" calcext:value-type="string">
            <text:p>Процесс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Wydarzenie</text:p>
          </table:table-cell>
          <table:table-cell table:style-name="ce539" office:value-type="string" calcext:value-type="string">
            <text:p>Событ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Obojętność</text:p>
          </table:table-cell>
          <table:table-cell table:style-name="ce539" office:value-type="string" calcext:value-type="string">
            <text:p>Безразлич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Ustawienie</text:p>
          </table:table-cell>
          <table:table-cell table:style-name="ce539" office:value-type="string" calcext:value-type="string">
            <text:p>Параметр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Domysł </text:p>
          </table:table-cell>
          <table:table-cell table:style-name="ce539" office:value-type="string" calcext:value-type="string">
            <text:p>Догадка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Przydomek</text:p>
          </table:table-cell>
          <table:table-cell table:style-name="ce539" office:value-type="string" calcext:value-type="string">
            <text:p>Прозвищ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Gałąź</text:p>
          </table:table-cell>
          <table:table-cell table:style-name="ce539" office:value-type="string" calcext:value-type="string">
            <text:p>Ветка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Lącznościowiec</text:p>
          </table:table-cell>
          <table:table-cell table:style-name="ce539" office:value-type="string" calcext:value-type="string">
            <text:p>Связист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Lączność</text:p>
          </table:table-cell>
          <table:table-cell table:style-name="ce539" office:value-type="string" calcext:value-type="string">
            <text:p>Связь</text:p>
          </table:table-cell>
          <table:table-cell table:style-name="ce539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Przyczyna</text:p>
          </table:table-cell>
          <table:table-cell table:style-name="ce539" office:value-type="string" calcext:value-type="string">
            <text:p>Причина</text:p>
          </table:table-cell>
          <table:table-cell table:style-name="ce539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Stosunek</text:p>
          </table:table-cell>
          <table:table-cell table:style-name="ce539" office:value-type="string" calcext:value-type="string">
            <text:p>Связь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Skutek</text:p>
          </table:table-cell>
          <table:table-cell table:style-name="ce539" office:value-type="string" calcext:value-type="string">
            <text:p>Следств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Pojęcie</text:p>
          </table:table-cell>
          <table:table-cell table:style-name="ce539" office:value-type="string" calcext:value-type="string">
            <text:p>Понятие</text:p>
          </table:table-cell>
          <table:table-cell/>
          <table:table-cell table:style-name="ce539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table:style-name="ce539" office:value-type="string" calcext:value-type="string">
            <text:p>Parawan</text:p>
          </table:table-cell>
          <table:table-cell table:style-name="ce539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Definować</text:p>
          </table:table-cell>
          <table:table-cell table:style-name="ce539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Wyznaczać</text:p>
          </table:table-cell>
          <table:table-cell table:style-name="ce539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Decydować</text:p>
          </table:table-cell>
          <table:table-cell table:style-name="ce539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otrafić</text:p>
          </table:table-cell>
          <table:table-cell table:style-name="ce539" office:value-type="string" calcext:value-type="string">
            <text:p>Суметь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Zawierać</text:p>
          </table:table-cell>
          <table:table-cell table:style-name="ce539" office:value-type="string" calcext:value-type="string">
            <text:p>Завершать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rzesadzać</text:p>
          </table:table-cell>
          <table:table-cell table:style-name="ce539" office:value-type="string" calcext:value-type="string">
            <text:p>Преувеличивать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ada deść</text:p>
          </table:table-cell>
          <table:table-cell table:style-name="ce539" office:value-type="string" calcext:value-type="string">
            <text:p>Идет дождь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olecać</text:p>
          </table:table-cell>
          <table:table-cell table:style-name="ce539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Spędzać</text:p>
          </table:table-cell>
          <table:table-cell table:style-name="ce539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Spędzić</text:p>
          </table:table-cell>
          <table:table-cell table:style-name="ce539" office:value-type="string" calcext:value-type="string">
            <text:p>Провести</text:p>
          </table:table-cell>
          <table:table-cell table:style-name="ce539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Krzątać</text:p>
          </table:table-cell>
          <table:table-cell table:style-name="ce539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Ufać</text:p>
          </table:table-cell>
          <table:table-cell table:style-name="ce539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Zwinac</text:p>
          </table:table-cell>
          <table:table-cell table:style-name="ce539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omylic się</text:p>
          </table:table-cell>
          <table:table-cell table:style-name="ce539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Wylączyć</text:p>
          </table:table-cell>
          <table:table-cell table:style-name="ce539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Sądzić</text:p>
          </table:table-cell>
          <table:table-cell table:style-name="ce539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Zwyciężać</text:p>
          </table:table-cell>
          <table:table-cell table:style-name="ce539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Sugerować</text:p>
          </table:table-cell>
          <table:table-cell table:style-name="ce539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Obserwować</text:p>
          </table:table-cell>
          <table:table-cell table:style-name="ce539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recyzować</text:p>
          </table:table-cell>
          <table:table-cell table:style-name="ce539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Znależć</text:p>
          </table:table-cell>
          <table:table-cell table:style-name="ce539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czasownik </text:p>
          </table:table-cell>
          <table:table-cell table:style-name="ce539" office:value-type="string" calcext:value-type="string">
            <text:p>Prezkadżać</text:p>
          </table:table-cell>
          <table:table-cell table:style-name="ce539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imek</text:p>
          </table:table-cell>
          <table:table-cell table:style-name="ce539" office:value-type="string" calcext:value-type="string">
            <text:p>Wraz </text:p>
          </table:table-cell>
          <table:table-cell table:style-name="ce539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Koniecznie</text:p>
          </table:table-cell>
          <table:table-cell table:style-name="ce539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Prędko</text:p>
          </table:table-cell>
          <table:table-cell table:style-name="ce539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Obojętnie</text:p>
          </table:table-cell>
          <table:table-cell table:style-name="ce539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Zwykłe</text:p>
          </table:table-cell>
          <table:table-cell table:style-name="ce539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Wcześniej</text:p>
          </table:table-cell>
          <table:table-cell table:style-name="ce539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Wszędzie</text:p>
          </table:table-cell>
          <table:table-cell table:style-name="ce539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Szczególnie</text:p>
          </table:table-cell>
          <table:table-cell table:style-name="ce539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zaimek</text:p>
          </table:table-cell>
          <table:table-cell table:style-name="ce539" office:value-type="string" calcext:value-type="string">
            <text:p>Moje</text:p>
          </table:table-cell>
          <table:table-cell table:style-name="ce539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imek</text:p>
          </table:table-cell>
          <table:table-cell table:style-name="ce539" office:value-type="string" calcext:value-type="string">
            <text:p>Na razie</text:p>
          </table:table-cell>
          <table:table-cell table:style-name="ce539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Chętnie</text:p>
          </table:table-cell>
          <table:table-cell table:style-name="ce539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Po</text:p>
          </table:table-cell>
          <table:table-cell table:style-name="ce539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zaimek</text:p>
          </table:table-cell>
          <table:table-cell table:style-name="ce539" office:value-type="string" calcext:value-type="string">
            <text:p>Żadеn</text:p>
          </table:table-cell>
          <table:table-cell table:style-name="ce539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Obecnie</text:p>
          </table:table-cell>
          <table:table-cell table:style-name="ce539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Dopiero</text:p>
          </table:table-cell>
          <table:table-cell table:style-name="ce539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spójnik</text:p>
          </table:table-cell>
          <table:table-cell table:style-name="ce539" office:value-type="string" calcext:value-type="string">
            <text:p>Ponieważ</text:p>
          </table:table-cell>
          <table:table-cell table:style-name="ce539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spójnik</text:p>
          </table:table-cell>
          <table:table-cell table:style-name="ce539" office:value-type="string" calcext:value-type="string">
            <text:p>Natomiast</text:p>
          </table:table-cell>
          <table:table-cell table:style-name="ce539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Natychmiast</text:p>
          </table:table-cell>
          <table:table-cell table:style-name="ce539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39" table:content-validation-name="val1" office:value-type="string" calcext:value-type="string">
            <text:p>przysłówek</text:p>
          </table:table-cell>
          <table:table-cell table:style-name="ce539" office:value-type="string" calcext:value-type="string">
            <text:p>Wielokrotnie</text:p>
          </table:table-cell>
          <table:table-cell table:style-name="ce539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39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539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8" table:default-cell-style-name="ce425"/>
        <table:table-column table:style-name="co29" table:default-cell-style-name="ce425"/>
        <table:table-column table:style-name="co26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571"/>
        <table:table-row table:style-name="ro8" table:number-rows-repeated="2">
          <table:table-cell table:style-name="ce569"/>
          <table:table-cell table:number-columns-repeated="1023"/>
        </table:table-row>
        <table:table-row table:style-name="ro8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569"/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7">00.00.0000</text:date>, <text:time style:data-style-name="N2" text:time-value="11:01:44.65723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11:13:34.561980038</dc:date>
    <meta:editing-duration>PT12H48M3S</meta:editing-duration>
    <meta:editing-cycles>176</meta:editing-cycles>
    <meta:generator>LibreOffice/5.4.1.2$Linux_X86_64 LibreOffice_project/40m0$Build-2</meta:generator>
    <meta:document-statistic meta:table-count="10" meta:cell-count="3718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